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Q.OpEQ( int startPos , int endPos , SpelNodeImpl ... opera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Q.generateCode( MethodVisitor mv , CodeFlow c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OpEQ.isCompilabl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pEQ.getValueInternal( Expression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